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9.59cm" svg:height="19.59cm" svg:x="0.968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Olivieri</meta:initial-creator>
    <meta:creation-date>2018-04-11T20:09:54.49</meta:creation-date>
    <dc:date>2018-04-11T20:35:28.31</dc:date>
    <dc:creator>Luca Olivieri</dc:creator>
    <meta:editing-duration>PT10M23S</meta:editing-duration>
    <meta:editing-cycles>1</meta:editing-cycles>
    <meta:document-statistic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91cm" svg:height="19.591cm" xlink:href="." xlink:type="simple" chart:class="chart:circle" chart:style-name="ch1">
        <chart:legend chart:legend-position="end" svg:x="17.328cm" svg:y="7.649cm" style:legend-expansion="high" chart:style-name="ch2"/>
        <chart:plot-area chart:style-name="ch3" chart:data-source-has-labels="both" svg:x="0.391cm" svg:y="1.308cm" svg:width="16.546cm" svg:height="17.892cm">
          <chartooo:coordinate-region svg:x="0.391cm" svg:y="1.981cm" svg:width="16.546cm" svg:height="16.54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1</text:p>
              </table:table-cell>
            </table:table-row>
          </table:table-header-rows>
          <table:table-rows>
            <table:table-row>
              <table:table-cell office:value-type="string">
                <text:p>C#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